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 style:data-style-name="N121"/>
    <style:style style:name="ce6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0" style:family="table-cell" style:parent-style-name="Default" style:data-style-name="N121">
      <style:text-properties fo:font-style="italic" style:font-style-asian="italic" style:font-style-complex="italic"/>
    </style:style>
    <style:style style:name="ce72" style:family="table-cell" style:parent-style-name="Default" style:data-style-name="N121">
      <style:table-cell-properties style:vertical-align="top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0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5">
          <table:table-cell/>
          <table:table-cell table:style-name="ce56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6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7">
          <table:table-cell table:number-columns-repeated="905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" table:number-columns-repeated="2"/>
          <table:table-cell table:style-name="ce51"/>
          <table:table-cell/>
          <table:table-cell table:style-name="ce1" table:number-columns-repeated="879"/>
        </table:table-row>
        <table:table-row table:style-name="ro9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67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10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70" office:value-type="string" calcext:value-type="string">
            <text:p>HW_01.1</text:p>
          </table:table-cell>
          <table:table-cell table:style-name="ce70" office:value-type="string" calcext:value-type="string">
            <text:p>HW_01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72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number-columns-repeated="2"/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2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number-columns-repeated="2"/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10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10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number-columns-repeated="2"/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10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table:number-columns-repeated="2"/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 table:number-columns-repeated="2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 table:number-columns-repeated="2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69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4T21:58:49.030269460</dc:date>
    <meta:editing-duration>P2DT13H35M17S</meta:editing-duration>
    <meta:editing-cycles>451</meta:editing-cycles>
    <meta:generator>LibreOffice/7.3.7.2$Linux_X86_64 LibreOffice_project/30$Build-2</meta:generator>
    <meta:document-statistic meta:table-count="1" meta:cell-count="157" meta:object-count="0"/>
  </office:meta>
</office:document-meta>
</file>